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alibri" svg:font-family="Calibri, sans-serif"/>
    <style:font-face style:name="Lohit Devanagari1" svg:font-family="'Lohit Devanagari'"/>
    <style:font-face style:name="SFRM1000" svg:font-family="SFRM1000"/>
    <style:font-face style:name="Symbol" svg:font-family="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vertical-align="middle"/>
    </style:style>
    <style:style style:name="P1" style:family="paragraph" style:parent-style-name="Text_20_body">
      <style:text-properties fo:background-color="#ffffff"/>
    </style:style>
    <style:style style:name="P2" style:family="paragraph" style:parent-style-name="Text_20_body">
      <style:paragraph-properties fo:line-height="107%"/>
    </style:style>
    <style:style style:name="P3" style:family="paragraph" style:parent-style-name="Text_20_body">
      <style:paragraph-properties fo:line-height="107%" fo:text-align="justify" style:justify-single-word="false"/>
    </style:style>
    <style:style style:name="P4" style:family="paragraph" style:parent-style-name="Text_20_body">
      <style:paragraph-properties fo:line-height="107%"/>
      <style:text-properties style:font-name="Times New Roman" fo:font-size="12pt" fo:language="en" fo:country="US"/>
    </style:style>
    <style:style style:name="P5" style:family="paragraph" style:parent-style-name="Text_20_body">
      <style:paragraph-properties fo:line-height="107%" fo:text-align="justify" style:justify-single-word="false"/>
      <style:text-properties style:font-name="Times New Roman" fo:font-size="12pt" fo:language="en" fo:country="US"/>
    </style:style>
    <style:style style:name="P6" style:family="paragraph" style:parent-style-name="Text_20_body">
      <style:paragraph-properties fo:break-before="page"/>
      <style:text-properties fo:language="en" fo:country="US"/>
    </style:style>
    <style:style style:name="P7" style:family="paragraph" style:parent-style-name="Text_20_body">
      <style:paragraph-properties fo:break-before="page"/>
      <style:text-properties fo:background-color="#ffffff"/>
    </style:style>
    <style:style style:name="P8" style:family="paragraph" style:parent-style-name="Text_20_body">
      <style:paragraph-properties fo:margin-left="0in" fo:margin-right="0in" fo:line-height="107%" fo:text-indent="-0.25in" style:auto-text-indent="false"/>
    </style:style>
    <style:style style:name="P9" style:family="paragraph" style:parent-style-name="Text_20_body">
      <style:paragraph-properties fo:margin-left="0in" fo:margin-right="0in" fo:line-height="107%" fo:text-align="justify" style:justify-single-word="false" fo:text-indent="-0.25in" style:auto-text-indent="false"/>
    </style:style>
    <style:style style:name="P10" style:family="paragraph" style:parent-style-name="Text_20_body">
      <style:paragraph-properties fo:margin-left="0.75in" fo:margin-right="0in" fo:line-height="107%" fo:text-indent="-0.25in" style:auto-text-indent="false"/>
    </style:style>
    <style:style style:name="P11" style:family="paragraph" style:parent-style-name="Text_20_body">
      <style:paragraph-properties fo:margin-left="0.75in" fo:margin-right="0in" fo:line-height="107%" fo:text-indent="-0.25in" style:auto-text-indent="false"/>
      <style:text-properties fo:language="en" fo:country="US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able_20_Contents">
      <style:paragraph-properties fo:margin-top="0in" fo:margin-bottom="0.1965in" loext:contextual-spacing="false"/>
    </style:style>
    <style:style style:name="P14" style:family="paragraph" style:parent-style-name="Table_20_Contents">
      <style:paragraph-properties fo:margin-top="0in" fo:margin-bottom="0.1965in" loext:contextual-spacing="false" fo:text-align="end" style:justify-single-word="false"/>
      <style:text-properties fo:color="#4472c4"/>
    </style:style>
    <style:style style:name="P15" style:family="paragraph" style:parent-style-name="Table_20_Contents">
      <style:paragraph-properties fo:margin-top="0in" fo:margin-bottom="0.1965in" loext:contextual-spacing="false" fo:line-height="107%"/>
      <style:text-properties fo:color="#4472c4" fo:font-size="30pt" fo:language="en" fo:country="US"/>
    </style:style>
    <style:style style:name="P16" style:family="paragraph" style:parent-style-name="Table_20_Contents">
      <style:paragraph-properties fo:margin-top="0in" fo:margin-bottom="0.1965in" loext:contextual-spacing="false" fo:line-height="107%"/>
      <style:text-properties fo:color="#4472c4" fo:font-size="16pt" fo:language="en" fo:country="US"/>
    </style:style>
    <style:style style:name="P17" style:family="paragraph" style:parent-style-name="Table_20_Contents">
      <style:paragraph-properties fo:margin-top="0in" fo:margin-bottom="0.1965in" loext:contextual-spacing="false" fo:line-height="107%"/>
      <style:text-properties fo:color="#4472c4" fo:font-size="15pt" fo:language="en" fo:country="US"/>
    </style:style>
    <style:style style:name="P18" style:family="paragraph" style:parent-style-name="Table_20_Contents">
      <style:paragraph-properties fo:margin-top="0in" fo:margin-bottom="0.1965in" loext:contextual-spacing="false" fo:text-align="end" style:justify-single-word="false"/>
      <style:text-properties fo:text-transform="uppercase" fo:color="#4472c4"/>
    </style:style>
    <style:style style:name="P19" style:family="paragraph" style:parent-style-name="Table_20_Contents">
      <style:paragraph-properties fo:margin-top="0.0835in" fo:margin-bottom="0in" loext:contextual-spacing="false"/>
    </style:style>
    <style:style style:name="P20" style:family="paragraph" style:parent-style-name="Heading_20_1">
      <style:text-properties fo:language="en" fo:country="US"/>
    </style:style>
    <style:style style:name="P21" style:family="paragraph" style:parent-style-name="Heading_20_1">
      <style:text-properties fo:language="en" fo:country="US" fo:background-color="#ffffff"/>
    </style:style>
    <style:style style:name="P22" style:family="paragraph" style:parent-style-name="Heading_20_1">
      <style:text-properties style:font-name="Calibri" fo:font-size="12pt" fo:language="en" fo:country="US" fo:font-weight="normal"/>
    </style:style>
    <style:style style:name="P23" style:family="paragraph" style:parent-style-name="Heading_20_1">
      <style:text-properties style:font-name="Calibri" fo:language="en" fo:country="US"/>
    </style:style>
    <style:style style:name="P24" style:family="paragraph" style:parent-style-name="Heading_20_1">
      <style:paragraph-properties fo:break-before="page"/>
      <style:text-properties style:font-name="Calibri" fo:language="en" fo:country="US"/>
    </style:style>
    <style:style style:name="P25" style:family="paragraph" style:parent-style-name="Heading_20_2">
      <style:paragraph-properties fo:margin-left="0.5in" fo:margin-right="0in" fo:text-indent="-0.25in" style:auto-text-indent="false"/>
    </style:style>
    <style:style style:name="T1" style:family="text">
      <style:text-properties fo:color="#4472c4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style:text-line-through-style="none" style:text-line-through-type="none" style:text-underline-style="none" style:text-blinking="false"/>
    </style:style>
    <style:style style:name="T5" style:family="text">
      <style:text-properties fo:color="#000000" fo:font-size="12pt" fo:language="en" fo:country="US"/>
    </style:style>
    <style:style style:name="T6" style:family="text">
      <style:text-properties fo:color="#000000" fo:font-size="12pt" fo:language="en" fo:country="US" fo:background-color="#ffffff" loext:char-shading-value="0"/>
    </style:style>
    <style:style style:name="T7" style:family="text">
      <style:text-properties fo:font-variant="normal" fo:text-transform="none" style:font-name="Symbol" fo:font-size="12pt"/>
    </style:style>
    <style:style style:name="T8" style:family="text">
      <style:text-properties fo:font-variant="normal" fo:text-transform="none" style:font-name="Symbol" fo:font-size="12pt" fo:language="en" fo:country="US"/>
    </style:style>
    <style:style style:name="T9" style:family="text">
      <style:text-properties fo:font-variant="normal" fo:text-transform="none" style:font-name="Times New Roman" fo:font-size="12pt" fo:language="en" fo:country="US"/>
    </style:style>
    <style:style style:name="T10" style:family="text">
      <style:text-properties fo:font-variant="normal" fo:text-transform="none" fo:language="en" fo:country="US"/>
    </style:style>
    <style:style style:name="T11" style:family="text">
      <style:text-properties style:font-name="Symbol" fo:font-size="12pt"/>
    </style:style>
    <style:style style:name="T12" style:family="text">
      <style:text-properties style:font-name="Symbol" fo:font-size="12pt" fo:language="en" fo:country="US"/>
    </style:style>
    <style:style style:name="T13" style:family="text">
      <style:text-properties style:font-name="Times New Roman" fo:font-size="12pt" fo:language="en" fo:country="US"/>
    </style:style>
    <style:style style:name="T14" style:family="text">
      <style:text-properties style:font-name="SFRM1000" fo:font-size="10pt" fo:language="en" fo:country="US"/>
    </style:style>
    <style:style style:name="T15" style:family="text">
      <style:text-properties style:font-name="CMR10" fo:font-size="10pt" fo:language="en" fo:country="US"/>
    </style:style>
    <style:style style:name="T16" style:family="text">
      <style:text-properties fo:language="zxx" fo:country="non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 </text:p>
      <text:p text:style-name="Text_20_body"> 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     </text:p>
            <text:p text:style-name="P18">    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5">Applied Data Mining</text:p>
            <text:p text:style-name="P19"><text:span text:style-name="T1">      </text:span></text:p>
            <text:p text:style-name="P13"> </text:p>
          </table:table-cell>
        </table:table-row>
      </table:table>
      <text:p text:style-name="Text_20_body"> </text:p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Alevizopoulou Sofia 2022201704002</text:p>
            <text:p text:style-name="P16">Avgeros Giannis 2022201704003</text:p>
            <text:p text:style-name="P16">Tsiatsios George 2022201704024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7">Athens 2018</text:p>
          </table:table-cell>
        </table:table-row>
      </table:table>
      <text:p text:style-name="P6">Contents</text:p>
      <text:p text:style-name="Text_20_body"><text:span text:style-name="T3"><office:annotation><dc:date>2018-10-25T18:04:30.917474891</dc:date><text:p>&lt;!--[if supportFields]&gt;&lt;span</text:p><text:p><text:s text:c="2"/>style='mso-element:field-begin'&gt;&lt;/span&gt;&lt;span</text:p><text:p><text:s text:c="2"/>style='mso-spacerun:yes'&gt; &lt;/span&gt;TOC \o &amp;quot;1-3&amp;quot; \h \z \u &lt;span</text:p><text:p><text:s text:c="2"/>style='mso-element:field-separator'&gt;&lt;/span&gt;&lt;![endif]--&gt;</text:p></office:annotation></text:span><text:a xlink:type="simple" xlink:href="#_Toc528245404" text:style-name="Internet_20_link" text:visited-style-name="Visited_20_Internet_20_Link"><text:span text:style-name="T16">Entity Relation model</text:span></text:a><text:a xlink:type="simple" xlink:href="#_Toc528245404" text:style-name="Internet_20_link" text:visited-style-name="Visited_20_Internet_20_Link"><text:span text:style-name="T16"><office:annotation><dc:date>2018-10-25T18:04:30.919582135</dc:date><text:p>&lt;!--[if supportFields]&gt;&lt;span</text:p><text:p><text:s text:c="2"/>style='color:windowtext;display:none;mso-hide:screen;text-decoration:none;</text:p><text:p><text:s text:c="2"/>text-underline:none'&gt;&lt;span style='mso-element:field-begin'&gt;&lt;/span&gt;&lt;/span&gt;&lt;span</text:p><text:p><text:s text:c="2"/>style='color:windowtext;display:none;mso-hide:screen;text-decoration:none;</text:p><text:p><text:s text:c="2"/>text-underline:none'&gt; PAGEREF _Toc528245404 \h &lt;/span&gt;&lt;span style='color:</text:p><text:p><text:s text:c="2"/>windowtext;display:none;mso-hide:screen;text-decoration:none;text-underline:</text:p><text:p><text:s text:c="2"/>none'&gt;&lt;span style='mso-element:field-separator'&gt;&lt;/span&gt;&lt;/span&gt;&lt;![endif]--&gt;</text:p></office:annotation></text:span></text:a><text:a xlink:type="simple" xlink:href="#_Toc528245404" text:style-name="Internet_20_link" text:visited-style-name="Visited_20_Internet_20_Link"><text:span text:style-name="T4"> 2</text:span></text:a><text:span text:style-name="T4"><office:annotation><dc:date>2018-10-25T18:04:30.920394958</dc:date><text:p>&lt;!--[if gte mso 9]&gt;&lt;xml&gt;</text:p><text:p><text:s text:c="3"/>&lt;w:data&gt;08D0C9EA79F9BACE118C8200AA004BA90B02000000080000000E0000005F0054006F0063003500320038003200340035003400300034000000&lt;/w:data&gt;</text:p><text:p><text:s text:c="2"/>&lt;/xml&gt;&lt;![endif]--&gt;</text:p></office:annotation></text:span><text:span text:style-name="T4"><office:annotation><dc:date>2018-10-25T18:04:30.920524114</dc:date><text:p>&lt;!--[if supportFields]&gt;&lt;span style='color:windowtext;</text:p><text:p><text:s text:c="2"/>display:none;mso-hide:screen;text-decoration:none;text-underline:none'&gt;&lt;span</text:p><text:p><text:s text:c="2"/>style='mso-element:field-end'&gt;&lt;/span&gt;&lt;/span&gt;&lt;![endif]--&gt;</text:p></office:annotation></text:span></text:p>
      <text:p text:style-name="Text_20_body"><text:a xlink:type="simple" xlink:href="#_Toc528245405" text:style-name="Internet_20_link" text:visited-style-name="Visited_20_Internet_20_Link"><text:span text:style-name="T2">Create tables</text:span></text:a><text:a xlink:type="simple" xlink:href="#_Toc528245405" text:style-name="Internet_20_link" text:visited-style-name="Visited_20_Internet_20_Link"><text:span text:style-name="T4">.</text:span></text:a><text:a xlink:type="simple" xlink:href="#_Toc528245405" text:style-name="Internet_20_link" text:visited-style-name="Visited_20_Internet_20_Link"><text:span text:style-name="T4"><office:annotation><dc:date>2018-10-25T18:04:30.928443853</dc:date><text:p>&lt;!--[if supportFields]&gt;&lt;span</text:p><text:p><text:s text:c="2"/>style='color:windowtext;display:none;mso-hide:screen;text-decoration:none;</text:p><text:p><text:s text:c="2"/>text-underline:none'&gt;&lt;span style='mso-element:field-begin'&gt;&lt;/span&gt;&lt;/span&gt;&lt;span</text:p><text:p><text:s text:c="2"/>style='color:windowtext;display:none;mso-hide:screen;text-decoration:none;</text:p><text:p><text:s text:c="2"/>text-underline:none'&gt; PAGEREF _Toc528245405 \h &lt;/span&gt;&lt;span style='color:</text:p><text:p><text:s text:c="2"/>windowtext;display:none;mso-hide:screen;text-decoration:none;text-underline:</text:p><text:p><text:s text:c="2"/>none'&gt;&lt;span style='mso-element:field-separator'&gt;&lt;/span&gt;&lt;/span&gt;&lt;![endif]--&gt;</text:p></office:annotation></text:span></text:a><text:a xlink:type="simple" xlink:href="#_Toc528245405" text:style-name="Internet_20_link" text:visited-style-name="Visited_20_Internet_20_Link"><text:span text:style-name="T4"> 5</text:span></text:a><text:span text:style-name="T4"><office:annotation><dc:date>2018-10-25T18:04:30.929114046</dc:date><text:p>&lt;!--[if gte mso 9]&gt;&lt;xml&gt;</text:p><text:p><text:s text:c="3"/>&lt;w:data&gt;08D0C9EA79F9BACE118C8200AA004BA90B02000000080000000E0000005F0054006F0063003500320038003200340035003400300035000000&lt;/w:data&gt;</text:p><text:p><text:s text:c="2"/>&lt;/xml&gt;&lt;![endif]--&gt;</text:p></office:annotation></text:span><text:span text:style-name="T4"><office:annotation><dc:date>2018-10-25T18:04:30.929234448</dc:date><text:p>&lt;!--[if supportFields]&gt;&lt;span style='color:windowtext;</text:p><text:p><text:s text:c="2"/>display:none;mso-hide:screen;text-decoration:none;text-underline:none'&gt;&lt;span</text:p><text:p><text:s text:c="2"/>style='mso-element:field-end'&gt;&lt;/span&gt;&lt;/span&gt;&lt;![endif]--&gt;</text:p></office:annotation></text:span></text:p>
      <text:p text:style-name="Text_20_body"><text:a xlink:type="simple" xlink:href="#_Toc528245406" text:style-name="Internet_20_link" text:visited-style-name="Visited_20_Internet_20_Link"><text:span text:style-name="T2">We have added the tables at the database with the commands described at the .txt file.</text:span></text:a><text:a xlink:type="simple" xlink:href="#_Toc528245406" text:style-name="Internet_20_link" text:visited-style-name="Visited_20_Internet_20_Link"><text:span text:style-name="T2"><office:annotation><dc:date>2018-10-25T18:04:30.943243236</dc:date><text:p>&lt;!--[if supportFields]&gt;&lt;span</text:p><text:p><text:s text:c="2"/>style='color:windowtext;display:none;mso-hide:screen;text-decoration:none;</text:p><text:p><text:s text:c="2"/>text-underline:none'&gt;&lt;span style='mso-element:field-begin'&gt;&lt;/span&gt;&lt;/span&gt;&lt;span</text:p><text:p><text:s text:c="2"/>style='color:windowtext;display:none;mso-hide:screen;text-decoration:none;</text:p><text:p><text:s text:c="2"/>text-underline:none'&gt; PAGEREF _Toc528245406 \h &lt;/span&gt;&lt;span style='color:</text:p><text:p><text:s text:c="2"/>windowtext;display:none;mso-hide:screen;text-decoration:none;text-underline:</text:p><text:p><text:s text:c="2"/>none'&gt;&lt;span style='mso-element:field-separator'&gt;&lt;/span&gt;&lt;/span&gt;&lt;![endif]--&gt;</text:p></office:annotation></text:span></text:a><text:a xlink:type="simple" xlink:href="#_Toc528245406" text:style-name="Internet_20_link" text:visited-style-name="Visited_20_Internet_20_Link"><text:span text:style-name="T4"> 5</text:span></text:a><text:span text:style-name="T4"><office:annotation><dc:date>2018-10-25T18:04:30.943662673</dc:date><text:p>&lt;!--[if gte mso 9]&gt;&lt;xml&gt;</text:p><text:p><text:s text:c="3"/>&lt;w:data&gt;08D0C9EA79F9BACE118C8200AA004BA90B02000000080000000E0000005F0054006F0063003500320038003200340035003400300036000000&lt;/w:data&gt;</text:p><text:p><text:s text:c="2"/>&lt;/xml&gt;&lt;![endif]--&gt;</text:p></office:annotation></text:span><text:span text:style-name="T4"><office:annotation><dc:date>2018-10-25T18:04:30.943777956</dc:date><text:p>&lt;!--[if supportFields]&gt;&lt;span style='color:windowtext;</text:p><text:p><text:s text:c="2"/>display:none;mso-hide:screen;text-decoration:none;text-underline:none'&gt;&lt;span</text:p><text:p><text:s text:c="2"/>style='mso-element:field-end'&gt;&lt;/span&gt;&lt;/span&gt;&lt;![endif]--&gt;</text:p></office:annotation></text:span></text:p>
      <text:p text:style-name="Text_20_body"><text:a xlink:type="simple" xlink:href="#_Toc528245407" text:style-name="Internet_20_link" text:visited-style-name="Visited_20_Internet_20_Link"><text:span text:style-name="T2">Preliminary data analytics</text:span></text:a><text:a xlink:type="simple" xlink:href="#_Toc528245407" text:style-name="Internet_20_link" text:visited-style-name="Visited_20_Internet_20_Link"><text:span text:style-name="T4">.</text:span></text:a><text:a xlink:type="simple" xlink:href="#_Toc528245407" text:style-name="Internet_20_link" text:visited-style-name="Visited_20_Internet_20_Link"><text:span text:style-name="T4"><office:annotation><dc:date>2018-10-25T18:04:30.952878396</dc:date><text:p>&lt;!--[if supportFields]&gt;&lt;span style='color:windowtext;</text:p><text:p><text:s text:c="2"/>display:none;mso-hide:screen;text-decoration:none;text-underline:none'&gt;&lt;span</text:p><text:p><text:s text:c="2"/>style='mso-element:field-begin'&gt;&lt;/span&gt;&lt;/span&gt;&lt;span style='color:windowtext;</text:p><text:p><text:s text:c="2"/>display:none;mso-hide:screen;text-decoration:none;text-underline:none'&gt; PAGEREF</text:p><text:p><text:s text:c="2"/>_Toc528245407 \h &lt;/span&gt;&lt;span style='color:windowtext;display:none;</text:p><text:p><text:s text:c="2"/>mso-hide:screen;text-decoration:none;text-underline:none'&gt;&lt;span</text:p><text:p><text:s text:c="2"/>style='mso-element:field-separator'&gt;&lt;/span&gt;&lt;/span&gt;&lt;![endif]--&gt;</text:p></office:annotation></text:span></text:a><text:a xlink:type="simple" xlink:href="#_Toc528245407" text:style-name="Internet_20_link" text:visited-style-name="Visited_20_Internet_20_Link"><text:span text:style-name="T4"> 5</text:span></text:a><text:span text:style-name="T4"><office:annotation><dc:date>2018-10-25T18:04:30.953548879</dc:date><text:p>&lt;!--[if gte mso 9]&gt;&lt;xml&gt;</text:p><text:p><text:s text:c="3"/>&lt;w:data&gt;08D0C9EA79F9BACE118C8200AA004BA90B02000000080000000E0000005F0054006F0063003500320038003200340035003400300037000000&lt;/w:data&gt;</text:p><text:p><text:s text:c="2"/>&lt;/xml&gt;&lt;![endif]--&gt;</text:p></office:annotation></text:span><text:span text:style-name="T4"><office:annotation><dc:date>2018-10-25T18:04:30.953708059</dc:date><text:p>&lt;!--[if supportFields]&gt;&lt;span style='color:windowtext;</text:p><text:p><text:s text:c="2"/>display:none;mso-hide:screen;text-decoration:none;text-underline:none'&gt;&lt;span</text:p><text:p><text:s text:c="2"/>style='mso-element:field-end'&gt;&lt;/span&gt;&lt;/span&gt;&lt;![endif]--&gt;</text:p></office:annotation></text:span></text:p>
      <text:p text:style-name="Text_20_body"><text:a xlink:type="simple" xlink:href="#_Toc528245408" text:style-name="Internet_20_link" text:visited-style-name="Visited_20_Internet_20_Link"><text:span text:style-name="T2">Postgres version</text:span></text:a><text:a xlink:type="simple" xlink:href="#_Toc528245408" text:style-name="Internet_20_link" text:visited-style-name="Visited_20_Internet_20_Link"><text:span text:style-name="T4">.</text:span></text:a><text:a xlink:type="simple" xlink:href="#_Toc528245408" text:style-name="Internet_20_link" text:visited-style-name="Visited_20_Internet_20_Link"><text:span text:style-name="T4"><office:annotation><dc:date>2018-10-25T18:04:30.965606687</dc:date><text:p>&lt;!--[if supportFields]&gt;&lt;span</text:p><text:p><text:s text:c="2"/>style='color:windowtext;display:none;mso-hide:screen;text-decoration:none;</text:p><text:p><text:s text:c="2"/>text-underline:none'&gt;&lt;span style='mso-element:field-begin'&gt;&lt;/span&gt;&lt;/span&gt;&lt;span</text:p><text:p><text:s text:c="2"/>style='color:windowtext;display:none;mso-hide:screen;text-decoration:none;</text:p><text:p><text:s text:c="2"/>text-underline:none'&gt; PAGEREF _Toc528245408 \h &lt;/span&gt;&lt;span style='color:</text:p><text:p><text:s text:c="2"/>windowtext;display:none;mso-hide:screen;text-decoration:none;text-underline:</text:p><text:p><text:s text:c="2"/>none'&gt;&lt;span style='mso-element:field-separator'&gt;&lt;/span&gt;&lt;/span&gt;&lt;![endif]--&gt;</text:p></office:annotation></text:span></text:a><text:a xlink:type="simple" xlink:href="#_Toc528245408" text:style-name="Internet_20_link" text:visited-style-name="Visited_20_Internet_20_Link"><text:span text:style-name="T4"> 6</text:span></text:a><text:span text:style-name="T4"><office:annotation><dc:date>2018-10-25T18:04:30.966964339</dc:date><text:p>&lt;!--[if gte mso 9]&gt;&lt;xml&gt;</text:p><text:p><text:s text:c="3"/>&lt;w:data&gt;08D0C9EA79F9BACE118C8200AA004BA90B02000000080000000E0000005F0054006F0063003500320038003200340035003400300038000000&lt;/w:data&gt;</text:p><text:p><text:s text:c="2"/>&lt;/xml&gt;&lt;![endif]--&gt;</text:p></office:annotation></text:span><text:span text:style-name="T4"><office:annotation><dc:date>2018-10-25T18:04:30.967147711</dc:date><text:p>&lt;!--[if supportFields]&gt;&lt;span style='color:windowtext;</text:p><text:p><text:s text:c="2"/>display:none;mso-hide:screen;text-decoration:none;text-underline:none'&gt;&lt;span</text:p><text:p><text:s text:c="2"/>style='mso-element:field-end'&gt;&lt;/span&gt;&lt;/span&gt;&lt;![endif]--&gt;</text:p></office:annotation></text:span></text:p>
      <text:p text:style-name="Text_20_body"><office:annotation><dc:date>2018-10-25T18:04:30.974831918</dc:date><text:p>&lt;!--[if supportFields]&gt;&lt;b&gt;&lt;span style='mso-no-proof:yes'&gt;&lt;span</text:p><text:p><text:s text:c="2"/>style='mso-element:field-end'&gt;&lt;/span&gt;&lt;/span&gt;&lt;/b&gt;&lt;![endif]--&gt;</text:p></office:annotation> </text:p>
      <text:p text:style-name="P7"> </text:p>
      <text:p text:style-name="P1"> </text:p>
      <text:h text:style-name="P21" text:outline-level="1"><text:bookmark text:name="_Toc528245404"/>Entity Relation model</text:h>
      <text:p text:style-name="P3"> </text:p>
      <text:p text:style-name="P3"><text:span text:style-name="T5">The tables that we are going to be used in this assignment are listed below. They contain real-world data from the maritime domain [https://zenodo.org/record/1167595#.W9BgcFUzapo] which </text:span><text:span text:style-name="T6">monitor, analyze and visualize the sea movements</text:span><text:span text:style-name="T5">. There are tables that contain info of the whole maritime activities and their impact on the environment, tables that contain a set of complementary data having spatial and temporal information and tables with information about ships positions within Celtic sea, the Channel and Bay of Biscay (France).  </text:span></text:p>
      <text:p text:style-name="P3"><text:span text:style-name="T5">More specifically, there are four categories of data: Navigation data, vessel-oriented data, geographic data, and environmental data. It covers a time span of six months, from October 1st, 2015 to March 31st, 2016.</text:span></text:p>
      <text:p text:style-name="P4">Tables are:</text:p>
      <text:p text:style-name="P8"><text:span text:style-name="T12">·</text:span><text:span text:style-name="T8">       </text:span><text:span text:style-name="T13">aton                       </text:span></text:p>
      <text:p text:style-name="P8"><text:span text:style-name="T12">·</text:span><text:span text:style-name="T8">       </text:span><text:span text:style-name="T13">pg_catalog</text:span></text:p>
      <text:p text:style-name="P8"><text:span text:style-name="T12">·</text:span><text:span text:style-name="T8">       </text:span><text:span text:style-name="T13">country_codes              </text:span></text:p>
      <text:p text:style-name="P8"><text:span text:style-name="T12">·</text:span><text:span text:style-name="T8">       </text:span><text:span text:style-name="T13">pg_temp_1</text:span></text:p>
      <text:p text:style-name="P8"><text:span text:style-name="T12">·</text:span><text:span text:style-name="T8">       </text:span><text:span text:style-name="T13">geographic_features      </text:span></text:p>
      <text:p text:style-name="P8"><text:span text:style-name="T12">·</text:span><text:span text:style-name="T8">       </text:span><text:span text:style-name="T13">pg_toast.</text:span></text:p>
      <text:p text:style-name="P8"><text:span text:style-name="T12">·</text:span><text:span text:style-name="T8">       </text:span><text:span text:style-name="T13">geography_columns          </text:span></text:p>
      <text:p text:style-name="P8"><text:span text:style-name="T12">·</text:span><text:span text:style-name="T8">       </text:span><text:span text:style-name="T13">pg_toast_temp_1</text:span></text:p>
      <text:p text:style-name="P8"><text:span text:style-name="T12">·</text:span><text:span text:style-name="T8">       </text:span><text:span text:style-name="T13">geometry_columns           </text:span></text:p>
      <text:p text:style-name="P8"><text:span text:style-name="T12">·</text:span><text:span text:style-name="T8">       </text:span><text:span text:style-name="T13">ports.</text:span></text:p>
      <text:p text:style-name="P8"><text:span text:style-name="T12">·</text:span><text:span text:style-name="T8">       </text:span><text:span text:style-name="T13">information_schema       </text:span></text:p>
      <text:p text:style-name="P8"><text:span text:style-name="T12">·</text:span><text:span text:style-name="T8">       </text:span><text:span text:style-name="T13">public.</text:span></text:p>
      <text:p text:style-name="P8"><text:span text:style-name="T12">·</text:span><text:span text:style-name="T8">       </text:span><text:span text:style-name="T13">raster_overviews</text:span></text:p>
      <text:p text:style-name="P8"><text:span text:style-name="T12">·</text:span><text:span text:style-name="T8">       </text:span><text:span text:style-name="T13">receiver</text:span></text:p>
      <text:p text:style-name="P8"><text:span text:style-name="T12">·</text:span><text:span text:style-name="T8">       </text:span><text:span text:style-name="T13">ship_types_detailled_list</text:span></text:p>
      <text:p text:style-name="P8"><text:span text:style-name="T12">·</text:span><text:span text:style-name="T8">       </text:span><text:span text:style-name="T13">natura2000               </text:span></text:p>
      <text:p text:style-name="P8"><text:span text:style-name="T12">·</text:span><text:span text:style-name="T8">       </text:span><text:span text:style-name="T13">ship_types_list</text:span></text:p>
      <text:p text:style-name="P8"><text:span text:style-name="T12">·</text:span><text:span text:style-name="T8">       </text:span><text:span text:style-name="T13">navigational_status        </text:span></text:p>
      <text:p text:style-name="P8"><text:span text:style-name="T12">·</text:span><text:span text:style-name="T8">       </text:span><text:span text:style-name="T13">spatial_ref_sys</text:span></text:p>
      <text:p text:style-name="P10"><text:span text:style-name="T13">-</text:span><text:span text:style-name="T9">        </text:span><text:span text:style-name="T13">protected areas</text:span></text:p>
      <text:p text:style-name="P8"><text:span text:style-name="T12">·</text:span><text:span text:style-name="T8">       </text:span><text:span text:style-name="T13">raster_columns </text:span></text:p>
      <text:p text:style-name="P8"><text:span text:style-name="T12">·</text:span><text:span text:style-name="T8">       </text:span><text:span text:style-name="T13">nari_ais_static</text:span></text:p>
      <text:p text:style-name="P4">*  sourcemmsi  MMSI identifier for vessel</text:p>
      <text:p text:style-name="P4"><text:soft-page-break/>*  imo             IMO ship identification number (7 digits); </text:p>
      <text:p text:style-name="P4">*  callsign       International radio call sign (max 7 characters), assigned to the vessel by its country of registry</text:p>
      <text:p text:style-name="P4">*  shipname                 Name of the vessel (max 20 characters)</text:p>
      <text:p text:style-name="P4">*  shiptype       Code for the type of the vessel (see enumeration)</text:p>
      <text:p text:style-name="P4">*  to_bow        Distance (meters) to Bow</text:p>
      <text:p text:style-name="P4">*  to_stern       Distance (meters) to Stern --&gt; to_bow + to_stern = LENGTH of the vessel</text:p>
      <text:p text:style-name="P4">*  to_starboard   Distance (meters) to Starboard, i.e., right side of the vessel --&gt; to_port + to_starboard = BEAM at the vessel's nominal waterline</text:p>
      <text:p text:style-name="P4">*  to_port  Distance (meters) to Port, i.e., left side of the vessel (meters)  </text:p>
      <text:p text:style-name="P4">*  eta   ETA (estimated time of arrival) in format dd-mm hh:mm (day, month, hour, minute) – UTC time zone</text:p>
      <text:p text:style-name="P4">*  draught    Allowed values: 0.1-25.5 meters</text:p>
      <text:p text:style-name="P4">*  destination  Destination of this trip (manually entered)</text:p>
      <text:p text:style-name="P4">*  mothershipmmsi Dimensions of ship in metres and reference point for reported position</text:p>
      <text:p text:style-name="P4">*  t       timestamp in UNIX epochs</text:p>
      <text:p text:style-name="P8"><text:span text:style-name="T12">·</text:span><text:span text:style-name="T8">       </text:span><text:span text:style-name="T13">nari_dynamic</text:span></text:p>
      <text:p text:style-name="P10"><text:span text:style-name="T2">-</text:span><text:span text:style-name="T10">        </text:span> <text:span text:style-name="T13">*  mmsi  MMSI identifier for vessel</text:span></text:p>
      <text:p text:style-name="P10"><text:span text:style-name="T2">-</text:span><text:span text:style-name="T13">*  status Navigational status</text:span></text:p>
      <text:p text:style-name="P10"><text:span text:style-name="T2">-</text:span><text:span text:style-name="T13">*  turn Rate of turn, right or left, 0 to 720 degrees per minute</text:span></text:p>
      <text:p text:style-name="P10"><text:span text:style-name="T2">-</text:span><text:span text:style-name="T13">*  speed Speed over ground in knots (allowed values: 0-102.2 knots)</text:span></text:p>
      <text:p text:style-name="P10"><text:span text:style-name="T2">-</text:span><text:span text:style-name="T13">*  course Course over ground (allowed values: 0-359.9 degrees)</text:span></text:p>
      <text:p text:style-name="P10"><text:span text:style-name="T2">-</text:span><text:span text:style-name="T13">*  heading True heading in degrees (0-359), relative to true north</text:span></text:p>
      <text:p text:style-name="P10"><text:span text:style-name="T2">-</text:span><text:span text:style-name="T13">*  lon Longitude (georeference: WGS 1984)</text:span></text:p>
      <text:p text:style-name="P10"><text:span text:style-name="T2">-</text:span><text:span text:style-name="T13">*  lat Latitude  (georeference: WGS 1984)</text:span></text:p>
      <text:p text:style-name="P10"><text:span text:style-name="T2">-</text:span><text:span text:style-name="T13">*  t timestamp in UNIX epochs</text:span></text:p>
      <text:p text:style-name="P11">-</text:p>
      <text:p text:style-name="P8"><text:span text:style-name="T12">·</text:span><text:span text:style-name="T8">       </text:span><text:span text:style-name="T13">nari_dynamic_aton</text:span></text:p>
      <text:p text:style-name="P4">*  mmsi  MMSI identifier of the SAR aircraft</text:p>
      <text:p text:style-name="P4">*  typeofaid  0 = not available = default; refer to appropriate definition set up by IALA otherwise</text:p>
      <text:p text:style-name="P4">*  aidsname   The name of the AtoN (max 20 characters)</text:p>
      <text:p text:style-name="P4">*  virtual       0 = default = real AtoN at indicated position; 1 = virtual AtoN, does not physically exist         </text:p>
      <text:p text:style-name="P4">*  lon   Longitude (georeference: WGS 1984)</text:p>
      <text:p text:style-name="P4">*  lat    Latitude  (georeference: WGS 1984)</text:p>
      <text:p text:style-name="P4">*  t in UNIX epochs      </text:p>
      <text:p text:style-name="P8"><text:span text:style-name="T12">·</text:span><text:span text:style-name="T8">       </text:span><text:span text:style-name="T13">nari_dynamic_sar</text:span></text:p>
      <text:p text:style-name="P4"><text:soft-page-break/>*  mmsi                       MMSI identifier of the SAR aircraft</text:p>
      <text:p text:style-name="P4">*  altitude  Altitude of the search and rescue aircraft (0-4094 m)</text:p>
      <text:p text:style-name="P4">*  speed                       Speed over ground in knots (allowed values: 0-1022 knots)</text:p>
      <text:p text:style-name="P4">*  course  Course over ground (allowed values: 0-359.9 degrees)</text:p>
      <text:p text:style-name="P4">*  lon   Longitude (georeference: WGS 1984)</text:p>
      <text:p text:style-name="P4">*  lat    Latitude  (georeference: WGS 1984)</text:p>
      <text:p text:style-name="P4">*  t timestamp in UNIX epochs</text:p>
      <text:p text:style-name="P2">       </text:p>
      <text:p text:style-name="P2"> </text:p>
      <text:p text:style-name="P4">Notes:</text:p>
      <text:p text:style-name="P4">** shiptype linked to the range shiptype_min to shiptype_max in "Ship Types List.csv"</text:p>
      <text:p text:style-name="P4">** country name can be obtained through MMSI prefix which is linked to "MMSI Country Codes.csv"</text:p>
      <text:p text:style-name="P4">** callsign can be linked with IRCS in EU fleet register(EuropeanVesselRegister.csv)</text:p>
      <text:h text:style-name="P24" text:outline-level="1"><text:bookmark text:name="_Toc528245405"/>Create tables</text:h>
      <text:h text:style-name="P22" text:outline-level="1"><text:bookmark text:name="_Toc528245406"/>We have added the tables at the database with the commands described at the .txt file.</text:h>
      <text:h text:style-name="P23" text:outline-level="1"><text:bookmark text:name="_Toc528245407"/>Preliminary data analytics</text:h>
      <text:p text:style-name="P12"><text:span text:style-name="T14">Preliminary data analysis refers to </text:span><text:span text:style-name="T15">some simple and basic analysis by running some SQL queries. This analysis will helpful in understanding the data.</text:span></text:p>
      <text:p text:style-name="P12"> </text:p>
      <text:p text:style-name="P5">SQL commands:</text:p>
      <text:p text:style-name="P3"> </text:p>
      <text:h text:style-name="P25" text:outline-level="2"><text:span text:style-name="T2">1)</text:span><text:span text:style-name="T10">    </text:span><text:span text:style-name="T2">How many ships there are ?</text:span></text:h>
      <text:p text:style-name="P4">SELECT COUNT (DISTINCT shipname) FROM nari_ais_static;</text:p>
      <text:p text:style-name="P2"> <text:span text:style-name="T13">Count:  4824</text:span></text:p>
      <text:p text:style-name="P3"> </text:p>
      <text:h text:style-name="P25" text:outline-level="2"><text:span text:style-name="T2">2)</text:span><text:span text:style-name="T10">    </text:span><text:span text:style-name="T2">How many ships there are ?</text:span></text:h>
      <text:p text:style-name="P4">SELECT COUNT (DISTINCT imo) FROM nari_ais_static;</text:p>
      <text:p text:style-name="P2"> <text:span text:style-name="T13">Count:  4033</text:span></text:p>
      <text:p text:style-name="P2"> </text:p>
      <text:h text:style-name="P25" text:outline-level="2"><text:span text:style-name="T2">3)</text:span><text:span text:style-name="T10">    </text:span><text:span text:style-name="T2">How many ship types there are?</text:span></text:h>
      <text:p text:style-name="P4">SELECT COUNT (DISTINCT shiptype) FROM nari_ais_static;</text:p>
      <text:p text:style-name="P2"> <text:span text:style-name="T13">Count: 45</text:span></text:p>
      <text:h text:style-name="P25" text:outline-level="2"><text:span text:style-name="T2">4)</text:span><text:span text:style-name="T10">    </text:span><text:span text:style-name="T2">For each ship type how many vessels there are?</text:span></text:h>
      <text:p text:style-name="P4">SELECT shiptype, count(DISTINCT shipname) AS num FROM nari_ais_static GROUP BY shiptype ORDER BY num DESC;</text:p>
      <text:p text:style-name="P2">       <text:span text:style-name="T13">70 | 2071</text:span></text:p>
      <text:p text:style-name="P2">          <text:span text:style-name="T13">|  374</text:span></text:p>
      <text:p text:style-name="P2">………………<text:span text:style-name="T13">.</text:span></text:p>
      <text:p text:style-name="P2">       <text:span text:style-name="T13">78 |    1</text:span></text:p>
      <text:p text:style-name="P8"><text:span text:style-name="T13">(46</text:span><text:span text:style-name="T9"> </text:span><text:span text:style-name="T13">rows)</text:span></text:p>
      <text:p text:style-name="P2"> </text:p>
      <text:h text:style-name="P25" text:outline-level="2"><text:soft-page-break/><text:span text:style-name="T2">5)</text:span><text:span text:style-name="T10">    </text:span><text:span text:style-name="T2">For each ship type show the name of it?</text:span></text:h>
      <text:p text:style-name="P4">SELECT DISTINCT id_shiptype, type_name FROM ship_types_list;</text:p>
      <text:p text:style-name="Text_20_body">            </text:p>
      <text:p text:style-name="P2"> </text:p>
      <text:p text:style-name="P2"> </text:p>
      <text:h text:style-name="P25" text:outline-level="2"><text:span text:style-name="T2">6)</text:span><text:span text:style-name="T10">    </text:span><text:span text:style-name="T2">Find the ships that have no ship type defined</text:span></text:h>
      <text:p text:style-name="P4">SELECT DISTINCT shipname FROM nari_ais_static WHERE nari_ais_static.shiptype is null;</text:p>
      <text:p text:style-name="P4">TORR PENN</text:p>
      <text:p text:style-name="P2"> <text:span text:style-name="T13">SEA-EYE</text:span></text:p>
      <text:p text:style-name="P2"> <text:span text:style-name="T13">RAW ONE</text:span></text:p>
      <text:p text:style-name="P2"> <text:span text:style-name="T13">CALLINAGO</text:span></text:p>
      <text:p text:style-name="P2"> <text:span text:style-name="T13">ESCAPADE</text:span></text:p>
      <text:p text:style-name="P2">…………</text:p>
      <text:h text:style-name="P25" text:outline-level="2"><text:span text:style-name="T2">7)</text:span><text:span text:style-name="T10">    </text:span><text:span text:style-name="T2">determine the fishing pressure on fishing areas</text:span></text:h>
      <text:h text:style-name="P25" text:outline-level="2"><text:span text:style-name="T2">8)</text:span><text:span text:style-name="T10">    </text:span><text:span text:style-name="T2">derive the number of AIS messages from fishing vessels nside fishing areas</text:span></text:h>
      <text:h text:style-name="P25" text:outline-level="2"><text:span text:style-name="T2">9)</text:span><text:span text:style-name="T10">    </text:span><text:span text:style-name="T2">seasons with increased fishing activity</text:span></text:h>
      <text:p text:style-name="Text_20_body"> </text:p>
      <text:h text:style-name="P25" text:outline-level="2"><text:span text:style-name="T2">10)</text:span><text:span text:style-name="T10"> ….</text:span></text:h>
      <text:p text:style-name="Text_20_body"> </text:p>
      <text:h text:style-name="P20" text:outline-level="1"><text:bookmark text:name="_Toc528245408"/>Postgres version</text:h>
      <text:p text:style-name="Text_20_body"> </text:p>
      <text:p text:style-name="P9"><text:span text:style-name="T11">·</text:span><text:span text:style-name="T7">       </text:span><text:span text:style-name="T13">postgres=# SELECT version();</text:span></text:p>
      <text:p text:style-name="P5">-----------------------------------------------------------------------------------------------------------------</text:p>
      <text:p text:style-name="P5">PostgreSQL 10.5 (Ubuntu 10.5-0ubuntu0.18.04) on x86_64-pc-linux-gnu, compiled by gcc (Ubuntu 7.3.0-16ubuntu3) 7.3.0, 64-bit</text:p>
      <text:p text:style-name="P3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Calibri" svg:font-family="Calibri, sans-serif"/>
    <style:font-face style:name="Lohit Devanagari1" svg:font-family="'Lohit Devanagari'"/>
    <style:font-face style:name="SFRM1000" svg:font-family="SFRM1000"/>
    <style:font-face style:name="Symbol" svg:font-family="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4:12.621096535</meta:creation-date>
    <dc:date>2018-10-25T18:05:21.263883675</dc:date>
    <meta:editing-duration>PT1M9S</meta:editing-duration>
    <meta:editing-cycles>1</meta:editing-cycles>
    <meta:document-statistic meta:table-count="4" meta:image-count="0" meta:object-count="0" meta:page-count="7" meta:paragraph-count="146" meta:word-count="839" meta:character-count="5932" meta:non-whitespace-character-count="4640"/>
    <meta:generator>LibreOffice/6.0.6.2$Linux_X86_64 LibreOffice_project/00m0$Build-2</meta:generator>
  </office:meta>
</office:document-meta>
</file>